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dfd96" draw:opacity="60%" draw:textarea-vertical-align="middle" draw:shadow-opacity="60%"/>
    </style:style>
    <style:style style:name="gr2" style:family="graphic" style:parent-style-name="standard">
      <style:graphic-properties draw:fill="solid" draw:fill-color="#aec6cf" draw:opacity="60%" draw:textarea-vertical-align="middle" draw:shadow-opacity="60%"/>
    </style:style>
    <style:style style:name="gr3" style:family="graphic" style:parent-style-name="standard">
      <style:graphic-properties draw:fill="solid" draw:fill-color="#ffd1dc" draw:opacity="60%" draw:textarea-vertical-align="middle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1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4.3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Lucida Sans Unicode" fo:font-size="40pt" fo:font-weight="bold" style:font-size-asian="40pt" style:font-weight-asian="bold" style:font-size-complex="40pt" style:font-weight-complex="bold"/>
    </style:style>
    <style:style style:name="P3" style:family="paragraph"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font-name="Lucida Sans Unicod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style:font-name="Lucida Sans Unicode" fo:font-size="14pt" style:font-size-asian="14pt" style:font-size-complex="14pt"/>
    </style:style>
    <style:style style:name="T1" style:family="text">
      <style:text-properties fo:color="#000000" style:font-name="Lucida Sans Unicode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ucida Sans Unicod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ucida Sans Unicod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899cm" svg:height="18.999cm" svg:x="1cm" svg:y="1cm" svg:viewBox="0 0 13900 19000" draw:points="0,0 0,19000 13900,19000 13900,10100">
          <text:p/>
        </draw:polygon>
        <draw:polygon draw:style-name="gr2" draw:text-style-name="P1" draw:layer="layout" svg:width="13.799cm" svg:height="18.999cm" svg:x="14.9cm" svg:y="1cm" svg:viewBox="0 0 13800 19000" draw:points="13800,0 13800,19000 0,19000 0,10100">
          <text:p/>
        </draw:polygon>
        <draw:polygon draw:style-name="gr3" draw:text-style-name="P1" draw:layer="layout" svg:width="27.699cm" svg:height="10.099cm" svg:x="1cm" svg:y="1cm" svg:viewBox="0 0 27700 10100" draw:points="0,0 13850,10100 27700,0 26903,0">
          <text:p/>
        </draw:polygon>
        <draw:g xml:id="id1" draw:id="id1">
          <draw:custom-shape draw:style-name="gr4" draw:text-style-name="P1" draw:layer="layout" svg:width="6.7cm" svg:height="11.3cm" svg:x="11.5cm" svg:y="8.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2" draw:layer="layout" svg:width="9.1cm" svg:height="2.418cm" svg:x="21.8cm" svg:y="18.082cm">
          <draw:text-box>
            <text:p><text:span text:style-name="T1">facebook</text:span></text:p>
          </draw:text-box>
        </draw:frame>
        <draw:frame draw:style-name="gr5" draw:text-style-name="P2" draw:layer="layout" svg:width="9.1cm" svg:height="2.418cm" svg:x="1.1cm" svg:y="17.982cm">
          <draw:text-box>
            <text:p><text:span text:style-name="T1">twitter</text:span></text:p>
          </draw:text-box>
        </draw:frame>
        <draw:frame draw:style-name="gr5" draw:text-style-name="P2" draw:layer="layout" svg:width="8.5cm" svg:height="2.418cm" svg:x="10.6cm" svg:y="0.682cm">
          <draw:text-box>
            <text:p><text:span text:style-name="T1">foursquare</text:span></text:p>
          </draw:text-box>
        </draw:frame>
        <draw:frame draw:style-name="gr6" draw:text-style-name="P3" xml:id="id3" draw:id="id3" draw:layer="layout" svg:width="5.2cm" svg:height="1.28cm" svg:x="12.3cm" svg:y="8.924cm">
          <draw:text-box>
            <text:p text:style-name="P1"><text:span text:style-name="T2">utente</text:span></text:p>
          </draw:text-box>
        </draw:frame>
        <draw:custom-shape draw:style-name="gr7" draw:text-style-name="P4" xml:id="id5" draw:id="id5" draw:layer="layout" svg:width="3.8cm" svg:height="3.8cm" svg:x="2.6cm" svg:y="11.1cm">
          <text:p text:style-name="P1"><text:span text:style-name="T2">hash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3.8cm" svg:height="3.8cm" svg:x="23.4cm" svg:y="11.1cm">
          <text:p text:style-name="P1"><text:span text:style-name="T2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3.8cm" svg:height="3.8cm" svg:x="12.7cm" svg:y="2.9cm">
          <text:p text:style-name="P1"><text:span text:style-name="T2">luog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373cm" svg:x1="14.85cm" svg:y1="8.7cm" svg:x2="12.7cm" svg:y2="4.8cm" draw:start-shape="id1" draw:start-glue-point="0" draw:end-shape="id2" draw:end-glue-point="6" svg:d="m14850 8700c0-939-1326-781-2051-1522s-850-2378-99-2378" svg:viewBox="0 0 2658 3901">
          <text:p/>
        </draw:connector>
        <draw:frame draw:style-name="gr9" draw:text-style-name="P5" draw:layer="layout" svg:width="3.4cm" svg:height="1.021cm" svg:x="14.4cm" svg:y="7.1cm">
          <draw:text-box>
            <text:p><text:span text:style-name="T3">check in</text:span></text:p>
          </draw:text-box>
        </draw:frame>
        <draw:connector draw:style-name="gr8" draw:text-style-name="P1" draw:layer="layout" draw:type="curve" draw:line-skew="1.149cm" svg:x1="18.2cm" svg:y1="14.35cm" svg:x2="17.5cm" svg:y2="9.564cm" draw:start-shape="id1" draw:start-glue-point="1" draw:end-shape="id3" draw:end-glue-point="1" svg:d="m18200 14350c2475 0 2825-4786-700-4786" svg:viewBox="0 0 2603 4787">
          <text:p/>
        </draw:connector>
        <draw:connector draw:style-name="gr8" draw:text-style-name="P1" draw:layer="layout" draw:type="curve" draw:line-skew="-1.375cm 0.71cm" svg:x1="18.2cm" svg:y1="14.35cm" svg:x2="25.3cm" svg:y2="14.9cm" draw:start-shape="id1" draw:start-glue-point="1" draw:end-shape="id4" draw:end-glue-point="8" svg:d="m18200 14350c1837 0 1530 881 2846 1473s4254 895 4254-923" svg:viewBox="0 0 7101 1932">
          <text:p/>
        </draw:connector>
        <draw:connector draw:style-name="gr8" draw:text-style-name="P1" draw:layer="layout" draw:type="curve" draw:line-skew="-1.268cm" svg:x1="11.5cm" svg:y1="14.35cm" svg:x2="12.3cm" svg:y2="9.564cm" draw:start-shape="id1" draw:start-glue-point="3" draw:end-shape="id3" draw:end-glue-point="3" svg:d="m11500 14350c-2653 0-3053-4786 800-4786" svg:viewBox="0 0 2843 4787">
          <text:p/>
        </draw:connector>
        <draw:connector draw:style-name="gr8" draw:text-style-name="P1" draw:layer="layout" draw:type="curve" draw:line-skew="0.96cm 0.541cm" svg:x1="11.5cm" svg:y1="14.35cm" svg:x2="4.5cm" svg:y2="14.9cm" draw:start-shape="id1" draw:start-glue-point="3" draw:end-shape="id5" draw:end-glue-point="8" svg:d="m11500 14350c-2383 0-1986 797-3140 1325s-3860 789-3860-775" svg:viewBox="0 0 7001 1735">
          <text:p/>
        </draw:connector>
        <draw:frame draw:style-name="gr9" draw:text-style-name="P5" draw:layer="layout" svg:width="3.4cm" svg:height="1.021cm" svg:x="19.8cm" svg:y="10.179cm">
          <draw:text-box>
            <text:p><text:span text:style-name="T3">friend</text:span></text:p>
          </draw:text-box>
        </draw:frame>
        <draw:frame draw:style-name="gr9" draw:text-style-name="P5" draw:layer="layout" svg:width="3.4cm" svg:height="1.021cm" svg:x="6.5cm" svg:y="10.18cm">
          <draw:text-box>
            <text:p><text:span text:style-name="T3">follower</text:span></text:p>
          </draw:text-box>
        </draw:frame>
        <draw:frame draw:style-name="gr9" draw:text-style-name="P5" draw:layer="layout" svg:width="3.4cm" svg:height="1.021cm" svg:x="19.8cm" svg:y="16.18cm">
          <draw:text-box>
            <text:p><text:span text:style-name="T3">likes</text:span></text:p>
          </draw:text-box>
        </draw:frame>
        <draw:frame draw:style-name="gr9" draw:text-style-name="P5" draw:layer="layout" svg:width="3.4cm" svg:height="1.021cm" svg:x="6.8cm" svg:y="16.181cm">
          <draw:text-box>
            <text:p><text:span text:style-name="T3">tweets</text:span></text:p>
          </draw:text-box>
        </draw:frame>
        <draw:frame draw:style-name="gr10" draw:text-style-name="P6" draw:layer="layout" svg:width="6.6cm" svg:height="5.099cm" svg:x="11.5cm" svg:y="11.9cm">
          <draw:text-box>
            <text:list text:style-name="L1">
              <text:list-item>
                <text:p><text:span text:style-name="T4">nome</text:span></text:p>
              </text:list-item>
              <text:list-item>
                <text:p><text:span text:style-name="T4">genere</text:span></text:p>
              </text:list-item>
              <text:list-item>
                <text:p><text:span text:style-name="T4">età</text:span></text:p>
              </text:list-item>
              <text:list-item>
                <text:p><text:span text:style-name="T4">luogo di nascita</text:span></text:p>
              </text:list-item>
              <text:list-item>
                <text:p><text:span text:style-name="T4">luogo di residenza</text:span></text:p>
              </text:list-item>
              <text:list-item>
                <text:p><text:span text:style-name="T4">stato sentimentale</text:span></text:p>
              </text:list-item>
              <text:list-item>
                <text:p><text:span text:style-name="T4">orientamento sessuale</text:span></text:p>
              </text:list-item>
              <text:list-item>
                <text:p><text:span text:style-name="T4">educazion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09:19:59.485000000</meta:creation-date>
    <dc:date>2014-05-17T16:47:24.961000000</dc:date>
    <meta:editing-duration>PT15M40S</meta:editing-duration>
    <meta:editing-cycles>3</meta:editing-cycles>
    <meta:generator>LibreOffice/4.1.4.2$Windows_x86 LibreOffice_project/0a0440ccc0227ad9829de5f46be37cfb6edcf72</meta:generator>
    <meta:document-statistic meta:object-count="23"/>
  </office:meta>
</office:document-meta>
</file>